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9cm"/>
    </style:style>
    <style:style style:name="co3" style:family="table-column">
      <style:table-column-properties fo:break-before="auto" style:column-width="2.4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6"/>
  </office:automatic-styles>
  <office:body>
    <office:spreadsheet>
      <table:table table:name="Planilha1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office:value-type="string">
            <text:p>G0^2</text:p>
          </table:table-cell>
          <table:table-cell office:value-type="string">
            <text:p>G1^2</text:p>
          </table:table-cell>
          <table:table-cell office:value-type="string">
            <text:p>g0xg1</text:p>
          </table:table-cell>
          <table:table-cell office:value-type="string">
            <text:p>f(x)xg0</text:p>
          </table:table-cell>
          <table:table-cell office:value-type="string">
            <text:p>f(x)xg1</text:p>
          </table:table-cell>
        </table:table-row>
        <table:table-row table:style-name="ro1">
          <table:table-cell table:style-name="ce1" office:value-type="float" office:value="1">
            <text:p>1,00E+000</text:p>
          </table:table-cell>
          <table:table-cell table:style-name="ce1" office:value-type="float" office:value="1.1059">
            <text:p>1,11E+000</text:p>
          </table:table-cell>
          <table:table-cell table:formula="of:=LN([.A2])^2" office:value-type="float" office:value="0">
            <text:p>0</text:p>
          </table:table-cell>
          <table:table-cell table:formula="of:=(1/[.A2])^2" office:value-type="float" office:value="1">
            <text:p>1</text:p>
          </table:table-cell>
          <table:table-cell table:formula="of:=LN([.A2])/[.A2]" office:value-type="float" office:value="0">
            <text:p>0</text:p>
          </table:table-cell>
          <table:table-cell table:formula="of:=[.B2]*LN([.A2])" office:value-type="float" office:value="0">
            <text:p>0</text:p>
          </table:table-cell>
          <table:table-cell table:formula="of:=[.B2]/[.A2]" office:value-type="float" office:value="1.1059">
            <text:p>1,1059</text:p>
          </table:table-cell>
        </table:table-row>
        <table:table-row table:style-name="ro1">
          <table:table-cell table:style-name="ce1" office:value-type="float" office:value="2">
            <text:p>2,00E+000</text:p>
          </table:table-cell>
          <table:table-cell table:style-name="ce1" office:value-type="float" office:value="0.99104">
            <text:p>9,91E-001</text:p>
          </table:table-cell>
          <table:table-cell table:formula="of:=LN([.A3])^2" office:value-type="float" office:value="0.480453013918201">
            <text:p>0,4804530139</text:p>
          </table:table-cell>
          <table:table-cell table:formula="of:=(1/[.A3])^2" office:value-type="float" office:value="0.25">
            <text:p>0,25</text:p>
          </table:table-cell>
          <table:table-cell table:formula="of:=LN([.A3])/[.A3]" office:value-type="float" office:value="0.346573590279973">
            <text:p>0,3465735903</text:p>
          </table:table-cell>
          <table:table-cell table:formula="of:=[.B3]*LN([.A3])" office:value-type="float" office:value="0.686936581822128">
            <text:p>0,6869365818</text:p>
          </table:table-cell>
          <table:table-cell table:formula="of:=[.B3]/[.A3]" office:value-type="float" office:value="0.49552">
            <text:p>0,49552</text:p>
          </table:table-cell>
        </table:table-row>
        <table:table-row table:style-name="ro1">
          <table:table-cell table:style-name="ce1" office:value-type="float" office:value="3.1">
            <text:p>3,10E+000</text:p>
          </table:table-cell>
          <table:table-cell table:style-name="ce1" office:value-type="float" office:value="0.15515">
            <text:p>1,55E-001</text:p>
          </table:table-cell>
          <table:table-cell table:formula="of:=LN([.A4])^2" office:value-type="float" office:value="1.28007073788652">
            <text:p>1,2800707379</text:p>
          </table:table-cell>
          <table:table-cell table:formula="of:=(1/[.A4])^2" office:value-type="float" office:value="0.104058272632674">
            <text:p>0,1040582726</text:p>
          </table:table-cell>
          <table:table-cell table:formula="of:=LN([.A4])/[.A4]" office:value-type="float" office:value="0.364968423061645">
            <text:p>0,3649684231</text:p>
          </table:table-cell>
          <table:table-cell table:formula="of:=[.B4]*LN([.A4])" office:value-type="float" office:value="0.175537037597844">
            <text:p>0,1755370376</text:p>
          </table:table-cell>
          <table:table-cell table:formula="of:=[.B4]/[.A4]" office:value-type="float" office:value="0.0500483870967742">
            <text:p>0,0500483871</text:p>
          </table:table-cell>
        </table:table-row>
        <table:table-row table:style-name="ro1">
          <table:table-cell table:style-name="ce1" office:value-type="float" office:value="3.5">
            <text:p>3,50E+000</text:p>
          </table:table-cell>
          <table:table-cell table:style-name="ce1" office:value-type="float" office:value="0.08659">
            <text:p>8,66E-002</text:p>
          </table:table-cell>
          <table:table-cell table:formula="of:=LN([.A5])^2" office:value-type="float" office:value="1.56941505523333">
            <text:p>1,5694150552</text:p>
          </table:table-cell>
          <table:table-cell table:formula="of:=(1/[.A5])^2" office:value-type="float" office:value="0.0816326530612245">
            <text:p>0,0816326531</text:p>
          </table:table-cell>
          <table:table-cell table:formula="of:=LN([.A5])/[.A5]" office:value-type="float" office:value="0.357932276712962">
            <text:p>0,3579322767</text:p>
          </table:table-cell>
          <table:table-cell table:formula="of:=[.B5]*LN([.A5])" office:value-type="float" office:value="0.108476745442014">
            <text:p>0,1084767454</text:p>
          </table:table-cell>
          <table:table-cell table:formula="of:=[.B5]/[.A5]" office:value-type="float" office:value="0.02474">
            <text:p>0,02474</text:p>
          </table:table-cell>
        </table:table-row>
        <table:table-row table:style-name="ro1">
          <table:table-cell table:number-columns-repeated="2"/>
          <table:table-cell table:formula="of:=SUM([.C2:.C5])" office:value-type="float" office:value="3.32993880703805">
            <text:p>3,329938807</text:p>
          </table:table-cell>
          <table:table-cell table:formula="of:=SUM([.D2:.D5])" office:value-type="float" office:value="1.4356909256939">
            <text:p>1,4356909257</text:p>
          </table:table-cell>
          <table:table-cell table:formula="of:=SUM([.E2:.E5])" office:value-type="float" office:value="1.06947429005458">
            <text:p>1,0694742901</text:p>
          </table:table-cell>
          <table:table-cell table:formula="of:=SUM([.F2:.F5])" office:value-type="float" office:value="0.970950364861986">
            <text:p>0,9709503649</text:p>
          </table:table-cell>
          <table:table-cell table:formula="of:=SUM([.G2:.G5])" office:value-type="float" office:value="1.67620838709677">
            <text:p>1,676208387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0=x</text:p>
          </table:table-cell>
          <table:table-cell office:value-type="string">
            <text:p>G1=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6]" office:value-type="float" office:value="3.32993880703805">
            <text:p>3,329938807</text:p>
          </table:table-cell>
          <table:table-cell table:formula="of:=[.E6]" office:value-type="float" office:value="1.06947429005458">
            <text:p>1,0694742901</text:p>
          </table:table-cell>
          <table:table-cell table:formula="of:=[.F6]" office:value-type="float" office:value="0.970950364861986">
            <text:p>0,9709503649</text:p>
          </table:table-cell>
          <table:table-cell table:number-columns-repeated="2"/>
        </table:table-row>
        <table:table-row table:style-name="ro1">
          <table:table-cell/>
          <table:table-cell table:formula="of:=[.C10]/[.C9]" office:value-type="float" office:value="0.321169352359922">
            <text:p>0,3211693524</text:p>
          </table:table-cell>
          <table:table-cell table:formula="of:=[.E6]" office:value-type="float" office:value="1.06947429005458">
            <text:p>1,0694742901</text:p>
          </table:table-cell>
          <table:table-cell table:formula="of:=[.D6]" office:value-type="float" office:value="1.4356909256939">
            <text:p>1,4356909257</text:p>
          </table:table-cell>
          <table:table-cell table:formula="of:=[.G6]" office:value-type="float" office:value="1.67620838709677">
            <text:p>1,67620838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-[.B10]*[.C9]" office:value-type="float" office:value="0">
            <text:p>0</text:p>
          </table:table-cell>
          <table:table-cell table:formula="of:=[.D10]-[.B10]*[.D9]" office:value-type="float" office:value="1.09220856059148">
            <text:p>1,0922085606</text:p>
          </table:table-cell>
          <table:table-cell table:formula="of:=[.E10]-[.B10]*[.E9]" office:value-type="float" office:value="1.36436888724042">
            <text:p>1,36436888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b</text:p>
          </table:table-cell>
          <table:table-cell table:formula="of:=[.E11]/[.D11]" office:value-type="float" office:value="1.24918347691905">
            <text:p>1,2491834769</text:p>
          </table:table-cell>
        </table:table-row>
        <table:table-row table:style-name="ro1">
          <table:table-cell table:number-columns-repeated="5"/>
          <table:table-cell office:value-type="string">
            <text:p>a</text:p>
          </table:table-cell>
          <table:table-cell table:formula="of:=EXP(([.E9]-[.G12]*[.D9])/[.C9])" office:value-type="float" office:value="0.896176943492931">
            <text:p>0,8961769435</text:p>
          </table:table-cell>
        </table:table-row>
      </table:table>
      <table:table table:name="Planilha2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office:value-type="string">
            <text:p>G0^2</text:p>
          </table:table-cell>
          <table:table-cell office:value-type="string">
            <text:p>G1^2</text:p>
          </table:table-cell>
          <table:table-cell office:value-type="string">
            <text:p>g0xg1</text:p>
          </table:table-cell>
          <table:table-cell office:value-type="string">
            <text:p>f(x)xg0</text:p>
          </table:table-cell>
          <table:table-cell office:value-type="string">
            <text:p>f(x)xg1</text:p>
          </table:table-cell>
          <table:table-cell/>
        </table:table-row>
        <table:table-row table:style-name="ro1">
          <table:table-cell table:style-name="ce1" office:value-type="float" office:value="1">
            <text:p>1,00E+000</text:p>
          </table:table-cell>
          <table:table-cell table:style-name="ce1" office:value-type="float" office:value="1.1059">
            <text:p>1,11E+000</text:p>
          </table:table-cell>
          <table:table-cell table:formula="of:=[.A2]^2" office:value-type="float" office:value="1">
            <text:p>1</text:p>
          </table:table-cell>
          <table:table-cell table:formula="of:=1^2" office:value-type="float" office:value="1">
            <text:p>1</text:p>
          </table:table-cell>
          <table:table-cell table:formula="of:=[.A2]*1" office:value-type="float" office:value="1">
            <text:p>1</text:p>
          </table:table-cell>
          <table:table-cell table:formula="of:=[.B2]*[.A2]" office:value-type="float" office:value="1.1059">
            <text:p>1,1059</text:p>
          </table:table-cell>
          <table:table-cell table:formula="of:=[.B2]*1" office:value-type="float" office:value="1.1059">
            <text:p>1,1059</text:p>
          </table:table-cell>
          <table:table-cell table:formula="of:=(([.G13]*[.A2]+[.G12])-[.B2])^2" office:value-type="float" office:value="0.0136346704534441">
            <text:p>0,0136346705</text:p>
          </table:table-cell>
        </table:table-row>
        <table:table-row table:style-name="ro1">
          <table:table-cell table:style-name="ce1" office:value-type="float" office:value="2">
            <text:p>2,00E+000</text:p>
          </table:table-cell>
          <table:table-cell table:style-name="ce1" office:value-type="float" office:value="0.99104">
            <text:p>9,91E-001</text:p>
          </table:table-cell>
          <table:table-cell table:formula="of:=[.A3]^2" office:value-type="float" office:value="4">
            <text:p>4</text:p>
          </table:table-cell>
          <table:table-cell table:formula="of:=1^2" office:value-type="float" office:value="1">
            <text:p>1</text:p>
          </table:table-cell>
          <table:table-cell table:formula="of:=[.A3]*1" office:value-type="float" office:value="2">
            <text:p>2</text:p>
          </table:table-cell>
          <table:table-cell table:formula="of:=[.B3]*[.A3]" office:value-type="float" office:value="1.98208">
            <text:p>1,98208</text:p>
          </table:table-cell>
          <table:table-cell table:formula="of:=[.B3]*1" office:value-type="float" office:value="0.99104">
            <text:p>0,99104</text:p>
          </table:table-cell>
          <table:table-cell table:formula="of:=(([.G13]*[.A3]+[.G12])-[.B3])^2" office:value-type="float" office:value="0.0502140754928018">
            <text:p>0,0502140755</text:p>
          </table:table-cell>
        </table:table-row>
        <table:table-row table:style-name="ro1">
          <table:table-cell table:style-name="ce1" office:value-type="float" office:value="3.1">
            <text:p>3,10E+000</text:p>
          </table:table-cell>
          <table:table-cell table:style-name="ce1" office:value-type="float" office:value="0.15515">
            <text:p>1,55E-001</text:p>
          </table:table-cell>
          <table:table-cell table:formula="of:=[.A4]^2" office:value-type="float" office:value="9.61">
            <text:p>9,61</text:p>
          </table:table-cell>
          <table:table-cell table:formula="of:=1^2" office:value-type="float" office:value="1">
            <text:p>1</text:p>
          </table:table-cell>
          <table:table-cell table:formula="of:=[.A4]*1" office:value-type="float" office:value="3.1">
            <text:p>3,1</text:p>
          </table:table-cell>
          <table:table-cell table:formula="of:=[.B4]*[.A4]" office:value-type="float" office:value="0.480965">
            <text:p>0,480965</text:p>
          </table:table-cell>
          <table:table-cell table:formula="of:=[.B4]*1" office:value-type="float" office:value="0.15515">
            <text:p>0,15515</text:p>
          </table:table-cell>
          <table:table-cell table:formula="of:=(([.G13]*[.A4]+[.G12])-[.B4])^2" office:value-type="float" office:value="0.0122149365752721">
            <text:p>0,0122149366</text:p>
          </table:table-cell>
        </table:table-row>
        <table:table-row table:style-name="ro1">
          <table:table-cell table:style-name="ce1" office:value-type="float" office:value="3.5">
            <text:p>3,50E+000</text:p>
          </table:table-cell>
          <table:table-cell table:style-name="ce1" office:value-type="float" office:value="0.08659">
            <text:p>8,66E-002</text:p>
          </table:table-cell>
          <table:table-cell table:formula="of:=[.A5]^2" office:value-type="float" office:value="12.25">
            <text:p>12,25</text:p>
          </table:table-cell>
          <table:table-cell table:formula="of:=1^2" office:value-type="float" office:value="1">
            <text:p>1</text:p>
          </table:table-cell>
          <table:table-cell table:formula="of:=[.A5]*1" office:value-type="float" office:value="3.5">
            <text:p>3,5</text:p>
          </table:table-cell>
          <table:table-cell table:formula="of:=[.B5]*[.A5]" office:value-type="float" office:value="0.303065">
            <text:p>0,303065</text:p>
          </table:table-cell>
          <table:table-cell table:formula="of:=[.B5]*1" office:value-type="float" office:value="0.08659">
            <text:p>0,08659</text:p>
          </table:table-cell>
          <table:table-cell table:formula="of:=(([.G13]*[.A5]+[.G12])-[.B5])^2" office:value-type="float" office:value="0.0000102644753405882">
            <text:p>1,02644753405882E-005</text:p>
          </table:table-cell>
        </table:table-row>
        <table:table-row table:style-name="ro1">
          <table:table-cell table:number-columns-repeated="2"/>
          <table:table-cell table:formula="of:=SUM([.C2:.C5])" office:value-type="float" office:value="26.86">
            <text:p>26,86</text:p>
          </table:table-cell>
          <table:table-cell table:formula="of:=SUM([.D2:.D5])" office:value-type="float" office:value="4">
            <text:p>4</text:p>
          </table:table-cell>
          <table:table-cell table:formula="of:=SUM([.E2:.E5])" office:value-type="float" office:value="9.6">
            <text:p>9,6</text:p>
          </table:table-cell>
          <table:table-cell table:formula="of:=SUM([.F2:.F5])" office:value-type="float" office:value="3.87201">
            <text:p>3,87201</text:p>
          </table:table-cell>
          <table:table-cell table:formula="of:=SUM([.G2:.G5])" office:value-type="float" office:value="2.33868">
            <text:p>2,33868</text:p>
          </table:table-cell>
          <table:table-cell table:formula="of:=SUM([.H2:.H5])" office:value-type="float" office:value="0.0760739469968586">
            <text:p>0,0760739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0=x</text:p>
          </table:table-cell>
          <table:table-cell office:value-type="string">
            <text:p>G1=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6]" office:value-type="float" office:value="26.86">
            <text:p>26,86</text:p>
          </table:table-cell>
          <table:table-cell table:formula="of:=[.E6]" office:value-type="float" office:value="9.6">
            <text:p>9,6</text:p>
          </table:table-cell>
          <table:table-cell table:formula="of:=[.F6]" office:value-type="float" office:value="3.87201">
            <text:p>3,87201</text:p>
          </table:table-cell>
          <table:table-cell table:number-columns-repeated="3"/>
        </table:table-row>
        <table:table-row table:style-name="ro1">
          <table:table-cell/>
          <table:table-cell table:formula="of:=[.C10]/[.C9]" office:value-type="float" office:value="0.35740878629933">
            <text:p>0,3574087863</text:p>
          </table:table-cell>
          <table:table-cell table:formula="of:=[.E6]" office:value-type="float" office:value="9.6">
            <text:p>9,6</text:p>
          </table:table-cell>
          <table:table-cell table:formula="of:=[.D6]" office:value-type="float" office:value="4">
            <text:p>4</text:p>
          </table:table-cell>
          <table:table-cell table:formula="of:=[.G6]" office:value-type="float" office:value="2.33868">
            <text:p>2,33868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0]-[.B10]*[.C9]" office:value-type="float" office:value="0">
            <text:p>0</text:p>
          </table:table-cell>
          <table:table-cell table:formula="of:=[.D10]-[.B10]*[.D9]" office:value-type="float" office:value="0.568875651526434">
            <text:p>0,5688756515</text:p>
          </table:table-cell>
          <table:table-cell table:formula="of:=[.E10]-[.B10]*[.E9]" office:value-type="float" office:value="0.954789605361132">
            <text:p>0,95478960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b</text:p>
          </table:table-cell>
          <table:table-cell table:formula="of:=[.E11]/[.D11]" office:value-type="float" office:value="1.67838015706806">
            <text:p>1,678380157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a</text:p>
          </table:table-cell>
          <table:table-cell table:formula="of:=([.E9]-[.G12]*[.D9])/[.C9]" office:value-type="float" office:value="-0.455712565445026">
            <text:p>-0,4557125654</text:p>
          </table:table-cell>
          <table:table-cell/>
        </table:table-row>
      </table:table>
      <table:table table:name="Planilha3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row table:style-name="ro1">
          <table:table-cell office:value-type="float" office:value="0.2">
            <text:p>2,0000E-01</text:p>
          </table:table-cell>
          <table:table-cell table:formula="of:=[.A1]^2" office:value-type="float" office:value="0.04">
            <text:p>4,0000E-02</text:p>
          </table:table-cell>
          <table:table-cell table:formula="of:=[.A1]^3" office:value-type="float" office:value="0.008">
            <text:p>8,0000E-03</text:p>
          </table:table-cell>
          <table:table-cell table:formula="of:=EXP([.A1])" office:value-type="float" office:value="1.22140275816017">
            <text:p>1,2214E+00</text:p>
          </table:table-cell>
          <table:table-cell table:formula="of:=LN([.A1])" office:value-type="float" office:value="-1.6094379124341">
            <text:p>-1,6094E+00</text:p>
          </table:table-cell>
          <table:table-cell table:formula="of:=[.A1]+1/[.A1]" office:value-type="float" office:value="5.2">
            <text:p>5,2000E+00</text:p>
          </table:table-cell>
          <table:table-cell table:formula="of:=COS([.A1])" office:value-type="float" office:value="0.980066577841242">
            <text:p>9,8007E-01</text:p>
          </table:table-cell>
        </table:table-row>
        <table:table-row table:style-name="ro1">
          <table:table-cell office:value-type="float" office:value="0.4">
            <text:p>4,0000E-01</text:p>
          </table:table-cell>
          <table:table-cell table:formula="of:=[.A2]^2" office:value-type="float" office:value="0.16">
            <text:p>1,6000E-01</text:p>
          </table:table-cell>
          <table:table-cell table:formula="of:=[.A2]^3" office:value-type="float" office:value="0.064">
            <text:p>6,4000E-02</text:p>
          </table:table-cell>
          <table:table-cell table:formula="of:=EXP([.A2])" office:value-type="float" office:value="1.49182469764127">
            <text:p>1,4918E+00</text:p>
          </table:table-cell>
          <table:table-cell table:formula="of:=LN([.A2])" office:value-type="float" office:value="-0.916290731874155">
            <text:p>-9,1629E-01</text:p>
          </table:table-cell>
          <table:table-cell table:formula="of:=[.A2]+1/[.A2]" office:value-type="float" office:value="2.9">
            <text:p>2,9000E+00</text:p>
          </table:table-cell>
          <table:table-cell table:formula="of:=COS([.A2])" office:value-type="float" office:value="0.921060994002885">
            <text:p>9,2106E-01</text:p>
          </table:table-cell>
        </table:table-row>
        <table:table-row table:style-name="ro1">
          <table:table-cell office:value-type="float" office:value="0.6">
            <text:p>6,0000E-01</text:p>
          </table:table-cell>
          <table:table-cell table:formula="of:=[.A3]^2" office:value-type="float" office:value="0.36">
            <text:p>3,6000E-01</text:p>
          </table:table-cell>
          <table:table-cell table:formula="of:=[.A3]^3" office:value-type="float" office:value="0.216">
            <text:p>2,1600E-01</text:p>
          </table:table-cell>
          <table:table-cell table:formula="of:=EXP([.A3])" office:value-type="float" office:value="1.82211880039051">
            <text:p>1,8221E+00</text:p>
          </table:table-cell>
          <table:table-cell table:formula="of:=LN([.A3])" office:value-type="float" office:value="-0.510825623765991">
            <text:p>-5,1083E-01</text:p>
          </table:table-cell>
          <table:table-cell table:formula="of:=[.A3]+1/[.A3]" office:value-type="float" office:value="2.26666666666667">
            <text:p>2,2667E+00</text:p>
          </table:table-cell>
          <table:table-cell table:formula="of:=COS([.A3])" office:value-type="float" office:value="0.825335614909678">
            <text:p>8,2534E-01</text:p>
          </table:table-cell>
        </table:table-row>
        <table:table-row table:style-name="ro1">
          <table:table-cell office:value-type="float" office:value="0.8">
            <text:p>8,0000E-01</text:p>
          </table:table-cell>
          <table:table-cell table:formula="of:=[.A4]^2" office:value-type="float" office:value="0.64">
            <text:p>6,4000E-01</text:p>
          </table:table-cell>
          <table:table-cell table:formula="of:=[.A4]^3" office:value-type="float" office:value="0.512">
            <text:p>5,1200E-01</text:p>
          </table:table-cell>
          <table:table-cell table:formula="of:=EXP([.A4])" office:value-type="float" office:value="2.22554092849247">
            <text:p>2,2255E+00</text:p>
          </table:table-cell>
          <table:table-cell table:formula="of:=LN([.A4])" office:value-type="float" office:value="-0.22314355131421">
            <text:p>-2,2314E-01</text:p>
          </table:table-cell>
          <table:table-cell table:formula="of:=[.A4]+1/[.A4]" office:value-type="float" office:value="2.05">
            <text:p>2,0500E+00</text:p>
          </table:table-cell>
          <table:table-cell table:formula="of:=COS([.A4])" office:value-type="float" office:value="0.696706709347165">
            <text:p>6,9671E-01</text:p>
          </table:table-cell>
        </table:table-row>
        <table:table-row table:style-name="ro1">
          <table:table-cell office:value-type="float" office:value="1">
            <text:p>1,0000E+00</text:p>
          </table:table-cell>
          <table:table-cell table:formula="of:=[.A5]^2" office:value-type="float" office:value="1">
            <text:p>1,0000E+00</text:p>
          </table:table-cell>
          <table:table-cell table:formula="of:=[.A5]^3" office:value-type="float" office:value="1">
            <text:p>1,0000E+00</text:p>
          </table:table-cell>
          <table:table-cell table:formula="of:=EXP([.A5])" office:value-type="float" office:value="2.71828182845904">
            <text:p>2,7183E+00</text:p>
          </table:table-cell>
          <table:table-cell table:formula="of:=LN([.A5])" office:value-type="float" office:value="0">
            <text:p>0,0000E+00</text:p>
          </table:table-cell>
          <table:table-cell table:formula="of:=[.A5]+1/[.A5]" office:value-type="float" office:value="2">
            <text:p>2,0000E+00</text:p>
          </table:table-cell>
          <table:table-cell table:formula="of:=COS([.A5])" office:value-type="float" office:value="0.54030230586814">
            <text:p>5,4030E-01</text:p>
          </table:table-cell>
        </table:table-row>
        <table:table-row table:style-name="ro1">
          <table:table-cell office:value-type="float" office:value="1.2">
            <text:p>1,2000E+00</text:p>
          </table:table-cell>
          <table:table-cell table:formula="of:=[.A6]^2" office:value-type="float" office:value="1.44">
            <text:p>1,4400E+00</text:p>
          </table:table-cell>
          <table:table-cell table:formula="of:=[.A6]^3" office:value-type="float" office:value="1.728">
            <text:p>1,7280E+00</text:p>
          </table:table-cell>
          <table:table-cell table:formula="of:=EXP([.A6])" office:value-type="float" office:value="3.32011692273655">
            <text:p>3,3201E+00</text:p>
          </table:table-cell>
          <table:table-cell table:formula="of:=LN([.A6])" office:value-type="float" office:value="0.182321556793955">
            <text:p>1,8232E-01</text:p>
          </table:table-cell>
          <table:table-cell table:formula="of:=[.A6]+1/[.A6]" office:value-type="float" office:value="2.03333333333333">
            <text:p>2,0333E+00</text:p>
          </table:table-cell>
          <table:table-cell table:formula="of:=COS([.A6])" office:value-type="float" office:value="0.362357754476674">
            <text:p>3,6236E-01</text:p>
          </table:table-cell>
        </table:table-row>
        <table:table-row table:style-name="ro1">
          <table:table-cell office:value-type="float" office:value="1.4">
            <text:p>1,4000E+00</text:p>
          </table:table-cell>
          <table:table-cell table:formula="of:=[.A7]^2" office:value-type="float" office:value="1.96">
            <text:p>1,9600E+00</text:p>
          </table:table-cell>
          <table:table-cell table:formula="of:=[.A7]^3" office:value-type="float" office:value="2.744">
            <text:p>2,7440E+00</text:p>
          </table:table-cell>
          <table:table-cell table:formula="of:=EXP([.A7])" office:value-type="float" office:value="4.05519996684467">
            <text:p>4,0552E+00</text:p>
          </table:table-cell>
          <table:table-cell table:formula="of:=LN([.A7])" office:value-type="float" office:value="0.336472236621213">
            <text:p>3,3647E-01</text:p>
          </table:table-cell>
          <table:table-cell table:formula="of:=[.A7]+1/[.A7]" office:value-type="float" office:value="2.11428571428571">
            <text:p>2,1143E+00</text:p>
          </table:table-cell>
          <table:table-cell table:formula="of:=COS([.A7])" office:value-type="float" office:value="0.169967142900241">
            <text:p>1,6997E-01</text:p>
          </table:table-cell>
        </table:table-row>
        <table:table-row table:style-name="ro1">
          <table:table-cell office:value-type="float" office:value="1.6">
            <text:p>1,6000E+00</text:p>
          </table:table-cell>
          <table:table-cell table:formula="of:=[.A8]^2" office:value-type="float" office:value="2.56">
            <text:p>2,5600E+00</text:p>
          </table:table-cell>
          <table:table-cell table:formula="of:=[.A8]^3" office:value-type="float" office:value="4.096">
            <text:p>4,0960E+00</text:p>
          </table:table-cell>
          <table:table-cell table:formula="of:=EXP([.A8])" office:value-type="float" office:value="4.95303242439512">
            <text:p>4,9530E+00</text:p>
          </table:table-cell>
          <table:table-cell table:formula="of:=LN([.A8])" office:value-type="float" office:value="0.470003629245736">
            <text:p>4,7000E-01</text:p>
          </table:table-cell>
          <table:table-cell table:formula="of:=[.A8]+1/[.A8]" office:value-type="float" office:value="2.225">
            <text:p>2,2250E+00</text:p>
          </table:table-cell>
          <table:table-cell table:formula="of:=COS([.A8])" office:value-type="float" office:value="-0.0291995223012888">
            <text:p>-2,9200E-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scientific-number number:decimal-places="4" number:min-integer-digits="1" number:min-exponent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31/10/2016</text:date>, <text:time>22:34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ber Alberto</meta:initial-creator>
    <meta:creation-date>2016-10-26T16:14:28</meta:creation-date>
    <dc:date>2016-10-31T22:34:10.96</dc:date>
    <dc:creator>Cleber </dc:creator>
    <meta:editing-duration>P5DT1H46M16S</meta:editing-duration>
    <meta:editing-cycles>3</meta:editing-cycles>
    <meta:generator>OpenOffice/4.1.1$Win32 OpenOffice.org_project/411m6$Build-9775</meta:generator>
    <meta:document-statistic meta:table-count="3" meta:cell-count="173" meta:object-count="0"/>
  </office:meta>
</office:document-meta>
</file>